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ItemDefinitionImpl.equals( Object obj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ItemDefinitionImpl.definesResidu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Impl.isAuto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Impl.is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Impl.QItemDefinitionImpl( Name name , Name declaringNodeType , boolean isAutoCreated , boolean isMandatory , int onParentVersion , boolean isProt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ItemDefinitionImpl.getOnPar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Impl.getDeclaring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Impl.is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